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3000000538BBBB6190F7E70D2A.png" manifest:media-type="image/png"/>
  <manifest:file-entry manifest:full-path="Pictures/1000020100000C4200000648947ED304006201DB.png" manifest:media-type="image/png"/>
  <manifest:file-entry manifest:full-path="Pictures/10000201000008DC000005DC902131DE1D803571.png" manifest:media-type="image/png"/>
  <manifest:file-entry manifest:full-path="Pictures/1000020100000D4A000006F2448352FF2EC51E75.png" manifest:media-type="image/png"/>
  <manifest:file-entry manifest:full-path="Pictures/10000201000008EE000006A0F27186D1C0F454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" svg:font-family="Sarabun, 'Avenir Book'"/>
    <style:font-face style:name="Source Sans Pro" svg:font-family="'Source Sans Pro', 'Segoe UI'"/>
    <style:font-face style:name="arial" svg:font-family="arial, sans-serif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Lohit Devanagari3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3" svg:font-family="OpenSymbol, 'Arial Unicode MS'" style:font-pitch="variable"/>
    <style:font-face style:name="Sarabun1" svg:font-family="Sarabun, 'Avenir Book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0.1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1.53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7.14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fo:min-height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3.1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9.3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style:font-size-asian="36pt"/>
    </style:style>
    <style:style style:name="P6" style:family="paragraph">
      <style:text-properties fo:color="#000000" style:font-name="Source Sans Pro" style:font-size-asian="24pt" style:font-name-complex="Source Sans Pro" style:font-size-complex="20pt"/>
    </style:style>
    <style:style style:name="P7" style:family="paragraph">
      <style:text-properties style:font-size-asian="24pt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Source Sans Pro" fo:font-size="24pt" style:font-size-asian="24pt" style:font-name-complex="Source Sans Pro" style:font-size-complex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36pt" style:letter-kerning="true" style:font-name-asian="Noto Sans CJK SC" style:font-size-asian="36pt" style:font-name-complex="Lohit Devanagari1" style:font-size-complex="3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style:text-properties fo:color="#000000" style:font-name="Source Sans Pro" style:font-name-complex="Source Sans Pro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color="#000000" style:font-name="Noto Sans CJK SC1" style:font-name-complex="Noto Sans CJK SC1" style:font-size-complex="20pt"/>
    </style:style>
    <style:style style:name="P15" style:family="paragraph">
      <style:text-properties fo:color="#000000" style:font-name="Source Sans Pro" style:font-size-complex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e1422" style:font-name="Sarabun" fo:font-size="24pt" style:font-size-asian="24pt" style:font-name-complex="Sarabun" style:font-size-complex="24pt"/>
    </style:style>
    <style:style style:name="T6" style:family="text">
      <style:text-properties fo:color="#000000" style:font-name="Source Sans Pro" fo:font-size="24pt" style:font-size-asian="24pt" style:font-name-complex="Source Sans Pr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5.699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5.24cm" svg:height="10.414cm" svg:x="2.905cm" svg:y="16.748cm">
          <draw:text-box>
            <text:p><text:span text:style-name="T2">1 </text:span><text:span text:style-name="T2">卡頓問題分</text:span><text:span text:style-name="T2">析；</text:span></text:p>
            <text:p><text:span text:style-name="T2">2 </text:span><text:span text:style-name="T2">排名優化；</text:span></text:p>
            <text:p><text:span text:style-name="T2">3 <text:s/>UI</text:span><text:span text:style-name="T2">優化；</text:span></text:p>
            <text:p><text:span text:style-name="T2">4 </text:span><text:span text:style-name="T2">其他優化；</text:span></text:p>
          </draw:text-box>
        </draw:frame>
      </draw:page>
      <draw:page draw:name="page2" draw:style-name="dp1" draw:master-page-name="Default">
        <draw:frame draw:style-name="gr3" draw:text-style-name="P4" draw:layer="layout" svg:width="15.113cm" svg:height="4.191cm" svg:x="2.524cm" svg:y="2.524cm">
          <draw:text-box>
            <text:p text:style-name="P1"><text:span text:style-name="T3">卡頓問題分析</text:span><text:span text:style-name="T3">-</text:span><text:span text:style-name="T3">官方案</text:span><text:span text:style-name="T3">例</text:span></text:p>
          </draw:text-box>
        </draw:frame>
        <draw:frame draw:style-name="gr4" draw:text-style-name="P1" draw:layer="layout" svg:width="18.999cm" svg:height="10.412cm" svg:x="1.001cm" svg:y="6.082cm">
          <draw:image xlink:href="Pictures/10000201000008EE000006A0F27186D1C0F454FF.png" xlink:type="simple" xlink:show="embed" xlink:actuate="onLoad" loext:mime-type="image/png">
            <text:p/>
          </draw:image>
        </draw:frame>
        <draw:frame draw:style-name="gr4" draw:text-style-name="P1" draw:layer="layout" svg:width="18.999cm" svg:height="10.809cm" svg:x="1.001cm" svg:y="17.891cm">
          <draw:image xlink:href="Pictures/1000020100000D4A000006F2448352FF2EC51E75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3" draw:text-style-name="P4" draw:layer="layout" svg:width="15.113cm" svg:height="4.191cm" svg:x="2.524cm" svg:y="2.524cm">
          <draw:text-box>
            <text:p text:style-name="P1"><text:span text:style-name="T3">卡頓問題分析</text:span><text:span text:style-name="T3">-</text:span><text:span text:style-name="T3">單個</text:span><text:span text:style-name="T3">模型</text:span></text:p>
          </draw:text-box>
        </draw:frame>
        <draw:frame draw:style-name="gr4" draw:text-style-name="P1" draw:layer="layout" svg:width="18.999cm" svg:height="10.287cm" svg:x="1.001cm" svg:y="6.08cm">
          <draw:image xlink:href="Pictures/10000201000008DC000005DC902131DE1D803571.png" xlink:type="simple" xlink:show="embed" xlink:actuate="onLoad" loext:mime-type="image/png">
            <text:p/>
          </draw:image>
        </draw:frame>
        <draw:frame draw:style-name="gr4" draw:text-style-name="P1" draw:layer="layout" svg:width="18.999cm" svg:height="11.19cm" svg:x="1.001cm" svg:y="17.51cm">
          <draw:image xlink:href="Pictures/1000020100000C4200000648947ED304006201D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3" draw:text-style-name="P4" draw:layer="layout" svg:width="15.113cm" svg:height="4.191cm" svg:x="2.524cm" svg:y="2.524cm">
          <draw:text-box>
            <text:p text:style-name="P5"><text:span text:style-name="T3">卡頓問題分析</text:span></text:p>
          </draw:text-box>
        </draw:frame>
        <draw:frame draw:style-name="gr5" draw:text-style-name="P8" draw:layer="layout" svg:width="16.891cm" svg:height="21.787cm" svg:x="2.143cm" svg:y="6.645cm">
          <draw:text-box>
            <text:p text:style-name="P6"><text:span text:style-name="T4">分析</text:span><text:span text:style-name="T4">1</text:span><text:span text:style-name="T4">：腳本調用所花的時間長</text:span><text:span text:style-name="T4">了很多：可能和</text:span><text:span text:style-name="T4">model</text:span><text:span text:style-name="T4">的大小</text:span><text:span text:style-name="T4">有關；</text:span></text:p>
            <text:p text:style-name="P6"><text:span text:style-name="T4">也有可能和</text:span><text:span text:style-name="T4">model</text:span><text:span text:style-name="T4">的</text:span><text:span text:style-name="T4">scale</text:span><text:span text:style-name="T4">大</text:span><text:span text:style-name="T4">小有關；（</text:span><text:span text:style-name="T4">scale</text:span><text:span text:style-name="T4">改為之前的</text:span><text:span text:style-name="T4">10</text:span><text:span text:style-name="T4">分之一沒有效果，改為原比</text:span><text:span text:style-name="T4">例：</text:span><text:span text:style-name="T4">1.0</text:span><text:span text:style-name="T4">，差別不大）；</text:span></text:p>
            <text:p text:style-name="P6"><text:span text:style-name="T4">分析</text:span><text:span text:style-name="T4">2</text:span><text:span text:style-name="T4">：跟視角有關係嗎？改為</text:span><text:span text:style-name="T4">卡車的模型視角試試；（無</text:span><text:span text:style-name="T4">關）；</text:span></text:p>
            <text:p text:style-name="P6"><text:span text:style-name="T4">分析</text:span><text:span text:style-name="T4">3</text:span><text:span text:style-name="T4">：地圖資源的差別？（無</text:span><text:span text:style-name="T4">關）</text:span></text:p>
            <text:p text:style-name="P6"><text:span text:style-name="T4">分析</text:span><text:span text:style-name="T4">4</text:span><text:span text:style-name="T4">：</text:span><text:span text:style-name="T4">clock</text:span><text:span text:style-name="T4">事件的原因？</text:span><text:span text:style-name="T4">（無關）</text:span></text:p>
            <text:p text:style-name="P6"><text:span text:style-name="T4">分析</text:span><text:span text:style-name="T4">5</text:span><text:span text:style-name="T4">：地圖</text:span><text:span text:style-name="T4">label</text:span><text:span text:style-name="T4">的原因？</text:span><text:span text:style-name="T4">（無關）</text:span></text:p>
            <text:p text:style-name="P6"><text:span text:style-name="T4">分析</text:span><text:span text:style-name="T4">6</text:span><text:span text:style-name="T4">：加載模型的方式的差</text:span><text:span text:style-name="T4">別？（</text:span><text:span text:style-name="T4">f 1</text:span><text:span text:style-name="T4">：案例中使用的是本</text:span><text:span text:style-name="T4">地的</text:span><text:span text:style-name="T4">model</text:span><text:span text:style-name="T4">，</text:span><text:span text:style-name="T4">diff2</text:span><text:span text:style-name="T4">：案例中模</text:span><text:span text:style-name="T4">型只需要加載一次，無關）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</draw:page>
      <draw:page draw:name="page5" draw:style-name="dp1" draw:master-page-name="Default">
        <draw:frame draw:style-name="gr6" draw:text-style-name="P10" draw:layer="layout" svg:width="12.7cm" svg:height="1.838cm" svg:x="4.302cm" svg:y="2.524cm">
          <draw:text-box>
            <text:p text:style-name="P9">排名優化</text:p>
          </draw:text-box>
        </draw:frame>
        <draw:frame draw:style-name="gr7" draw:text-style-name="P11" draw:layer="layout" svg:width="16.51cm" svg:height="17.399cm" svg:x="2.651cm" svg:y="7.35cm">
          <draw:text-box>
            <text:p><text:span text:style-name="T5">1 </text:span><text:span text:style-name="T5">需求：之前是，根據當前距</text:span><text:span text:style-name="T5">離，更新排名，現在是更新位置</text:span><text:span text:style-name="T5">（</text:span><text:span text:style-name="T5">1</text:span><text:span text:style-name="T5">是最上面，</text:span><text:span text:style-name="T5">10</text:span><text:span text:style-name="T5">是最下</text:span><text:span text:style-name="T5">面）；</text:span></text:p>
            <text:p><text:span text:style-name="T5"/></text:p>
            <text:p><text:span text:style-name="T5">2 </text:span><text:span text:style-name="T5">做法：</text:span></text:p>
            <text:p><text:span text:style-name="T5">之前：根據按鈕獲取</text:span><text:span text:style-name="T5">pigeon </text:span><text:span text:style-name="T5">number</text:span><text:span text:style-name="T5">；</text:span></text:p>
            <text:p><text:span text:style-name="T5">優化後：根據內容或者</text:span><text:span text:style-name="T5">pigeon </text:span><text:span text:style-name="T5">number</text:span><text:span text:style-name="T5">；</text:span></text:p>
            <text:p><text:span text:style-name="T5"/></text:p>
            <text:p><text:span text:style-name="T5"/></text:p>
          </draw:text-box>
        </draw:frame>
      </draw:page>
      <draw:page draw:name="page6" draw:style-name="dp1" draw:master-page-name="Default">
        <draw:frame draw:style-name="gr8" draw:text-style-name="P10" draw:layer="layout" svg:width="12.7cm" svg:height="1.838cm" svg:x="4.302cm" svg:y="2.524cm">
          <draw:text-box>
            <text:p text:style-name="P9">UI優化</text:p>
          </draw:text-box>
        </draw:frame>
        <draw:frame draw:style-name="gr9" draw:text-style-name="P11" draw:layer="layout" svg:width="19cm" svg:height="8.605cm" svg:x="1cm" svg:y="20.05cm">
          <draw:text-box>
            <text:p text:style-name="P12"><text:span text:style-name="T5">1 point</text:span><text:span text:style-name="T5">改為白色；</text:span></text:p>
            <text:p text:style-name="P12"><text:span text:style-name="T5">2</text:span><text:span text:style-name="T5">城市的</text:span><text:span text:style-name="T5">label</text:span><text:span text:style-name="T5">：改為貼在地上</text:span><text:span text:style-name="T5">的名字；</text:span></text:p>
            <text:p text:style-name="P12"><text:span text:style-name="T5">3</text:span><text:span text:style-name="T5">排名</text:span><text:span text:style-name="T5">UI</text:span><text:span text:style-name="T5">優化：標題改為白底黑</text:span><text:span text:style-name="T5">字，邊線有一點曲度；排名欄改</text:span><text:span text:style-name="T5">為半透明，雙擊會變色，光標離</text:span><text:span text:style-name="T5">開的話恢復半透明；調整間距，</text:span><text:span text:style-name="T5">文字排中間等等；</text:span></text:p>
            <text:p><text:span text:style-name="T5"/></text:p>
          </draw:text-box>
        </draw:frame>
        <draw:frame draw:style-name="gr4" draw:text-style-name="P1" draw:layer="layout" svg:width="18.999cm" svg:height="13.053cm" svg:x="1.001cm" svg:y="4.584cm">
          <draw:image xlink:href="Pictures/1000020100000B3000000538BBBB6190F7E70D2A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0" draw:text-style-name="P4" draw:layer="layout" svg:width="11.557cm" svg:height="3.429cm" svg:x="4.81cm" svg:y="3.413cm">
          <draw:text-box>
            <text:p text:style-name="P13"><text:span text:style-name="T4">其他優化</text:span></text:p>
          </draw:text-box>
        </draw:frame>
        <draw:frame draw:style-name="gr11" draw:text-style-name="P8" draw:layer="layout" svg:width="18.746cm" svg:height="19.558cm" svg:x="1.254cm" svg:y="7.096cm">
          <draw:text-box>
            <text:p text:style-name="P12"><text:span text:style-name="T5">pigeon rank</text:span><text:span text:style-name="T5">中 新增：</text:span></text:p>
            <text:p text:style-name="P14"><text:span text:style-name="T5">點擊排名，顯示詳細訊息：</text:span></text:p>
            <text:p text:style-name="P12"><text:span text:style-name="T5">流程設計：</text:span></text:p>
            <text:p text:style-name="P12"><text:span text:style-name="T5">x</text:span><text:span text:style-name="T5">軸是</text:span><text:span text:style-name="T5">line</text:span><text:span text:style-name="T5">的</text:span><text:span text:style-name="T5">point index</text:span><text:span text:style-name="T5">；</text:span></text:p>
            <text:p text:style-name="P12"><text:span text:style-name="T5">y</text:span><text:span text:style-name="T5">軸是當前</text:span><text:span text:style-name="T5">index</text:span><text:span text:style-name="T5">的海拔；</text:span></text:p>
            <text:p text:style-name="P12"><text:span text:style-name="T5">step1</text:span><text:span text:style-name="T5">：初始化顯示第一個鴿子</text:span><text:span text:style-name="T5">的訊息；</text:span></text:p>
            <text:p text:style-name="P15"><text:span text:style-name="T6">step2</text:span><text:span text:style-name="T5">：點擊鴿子排名後，根據</text:span><text:span text:style-name="T5">鴿子的</text:span><text:span text:style-name="T6">number</text:span><text:span text:style-name="T5">，來更新信息；</text:span></text:p>
            <text:p text:style-name="P12"><text:span text:style-name="T5">step3</text:span><text:span text:style-name="T5">：到達</text:span><text:span text:style-name="T5">point</text:span><text:span text:style-name="T5">後，更新排</text:span><text:span text:style-name="T5">名的同時，如果到達</text:span><text:span text:style-name="T5">point</text:span><text:span text:style-name="T5">的鴿</text:span><text:span text:style-name="T5">子的</text:span><text:span text:style-name="T5">number</text:span><text:span text:style-name="T5">中有當前顯示</text:span><text:span text:style-name="T5">pigeon info</text:span><text:span text:style-name="T5">的鴿子</text:span><text:span text:style-name="T5">number</text:span><text:span text:style-name="T5">，</text:span><text:span text:style-name="T5">就進行</text:span><text:span text:style-name="T5">progress</text:span><text:span text:style-name="T5">更新；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Lohit Devanagari2" svg:font-family="'Lohit Devanagari'"/>
    <style:font-face style:name="OpenSymbol" svg:font-family="OpenSymbol, 'Arial Unicode MS'"/>
    <style:font-face style:name="Sarabun" svg:font-family="Sarabun, 'Avenir Book'"/>
    <style:font-face style:name="Source Sans Pro" svg:font-family="'Source Sans Pro', 'Segoe UI'"/>
    <style:font-face style:name="arial" svg:font-family="arial, sans-serif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Lohit Devanagari3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3" svg:font-family="OpenSymbol, 'Arial Unicode MS'" style:font-pitch="variable"/>
    <style:font-face style:name="Sarabun1" svg:font-family="Sarabun, 'Avenir Book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OpenSymbol2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3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3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3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3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3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3-17T11:04:56.576362932</dc:date>
    <meta:editing-duration>PT27M21S</meta:editing-duration>
    <meta:editing-cycles>6</meta:editing-cycles>
    <meta:generator>LibreOffice/6.4.7.2$Linux_X86_64 LibreOffice_project/40$Build-2</meta:generator>
    <meta:document-statistic meta:object-count="17"/>
  </office:meta>
</office:document-meta>
</file>